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Bali Simbar DJ" svg:font-family="'Bali Simbar DJ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erif Balinese" svg:font-family="'Noto Serif Balines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P2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name-complex="Noto Serif Balinese" style:font-size-complex="28pt"/>
    </style:style>
    <style:style style:name="P3" style:family="paragraph" style:parent-style-name="Standard">
      <style:paragraph-properties fo:line-height="100%"/>
      <style:text-properties fo:color="#c9211e" style:font-name="Times New Roman" fo:font-size="28pt" style:font-size-asian="28pt" style:font-size-complex="28pt"/>
    </style:style>
    <style:style style:name="P4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size-complex="28pt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style:font-size-asian="28pt" style:font-size-complex="28pt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officeooo:paragraph-rsid="001c3488" style:font-size-asian="28pt" style:font-size-complex="28pt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style:font-size-asian="28pt" style:font-size-complex="28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Noto Serif Balinese" fo:font-size="28pt" officeooo:paragraph-rsid="002adb8b" style:font-size-asian="28pt" style:font-name-complex="Noto Serif Balinese" style:font-size-complex="28pt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Noto Serif Balinese" fo:font-size="28pt" officeooo:rsid="00252ae4" officeooo:paragraph-rsid="00252ae4" style:font-size-asian="28pt" style:font-name-complex="Noto Serif Balinese" style:font-size-complex="28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Noto Serif Balinese" fo:font-size="28pt" officeooo:rsid="00252ae4" officeooo:paragraph-rsid="0025d82c" style:font-size-asian="28pt" style:font-name-complex="Noto Serif Balinese" style:font-size-complex="28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25d82c"/>
    </style:style>
    <style:style style:name="P14" style:family="paragraph" style:parent-style-name="Standard">
      <style:paragraph-properties fo:line-height="100%"/>
      <style:text-properties style:font-name="Times New Roman" fo:font-size="28pt" style:font-size-asian="28pt" style:font-name-complex="Noto Serif Balinese" style:font-size-complex="28pt"/>
    </style:style>
    <style:style style:name="P15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name-complex="Noto Serif Balinese" style:font-size-complex="28pt"/>
    </style:style>
    <style:style style:name="P16" style:family="paragraph" style:parent-style-name="Standard">
      <style:paragraph-properties fo:line-height="100%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P17" style:family="paragraph" style:parent-style-name="Standard">
      <style:paragraph-properties fo:line-height="100%"/>
      <style:text-properties style:font-name="Noto Serif Balinese" fo:font-size="28pt" officeooo:paragraph-rsid="0023d307" style:font-size-asian="28pt" style:font-name-complex="Noto Serif Balinese" style:font-size-complex="28pt"/>
    </style:style>
    <style:style style:name="P18" style:family="paragraph" style:parent-style-name="Standard">
      <style:paragraph-properties fo:line-height="100%" fo:break-before="page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T1" style:family="text">
      <style:text-properties style:font-name="Bali Simbar DJ" fo:font-size="28pt" style:font-size-asian="28pt" style:font-size-complex="28pt"/>
    </style:style>
    <style:style style:name="T2" style:family="text">
      <style:text-properties fo:color="#ff0000" style:font-name="Times New Roman" fo:font-size="28pt" style:font-size-asian="28pt" style:font-size-complex="28pt"/>
    </style:style>
    <style:style style:name="T3" style:family="text">
      <style:text-properties fo:color="#ff0000" style:font-name="Times New Roman"/>
    </style:style>
    <style:style style:name="T4" style:family="text">
      <style:text-properties fo:color="#ff0000" style:font-name="Noto Serif Balinese" fo:font-size="28pt" style:font-size-asian="28pt" style:font-name-complex="Noto Serif Balinese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officeooo:rsid="0023d307"/>
    </style:style>
    <style:style style:name="T7" style:family="text">
      <style:text-properties style:font-name="Noto Serif Balinese" style:font-name-complex="Noto Serif Balinese"/>
    </style:style>
    <style:style style:name="T8" style:family="text">
      <style:text-properties style:font-name="Noto Serif Balinese" officeooo:rsid="0023d307" style:font-name-complex="Noto Serif Baline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.bsd.udhr.01.gt.txt</text:p>
      <text:p text:style-name="P5">smi mnusen sen z±Éwdi wnÓÓ; merÑÑk tu( mduew khutÓmhnÞnÀkÀkŠen pt);.</text:p>
      <text:p text:style-name="P5">smi klugÉohinæpin); lnÀid)pÓ¡(m\Ñen pa mswitÉ m)lrpnŠ)m\tækulwráhn/.</text:p>
      <text:p text:style-name="P3">ban.nsb.udh.01.gt.txt</text:p>
      <text:p text:style-name="P14">ᬲᬫᬶᬫᬦᬸᬲᬦᬾᬲᬦᬾᬜ᭄ᬭᬸᬯᬤᬶᬯᬦ᭄ᬢᬄᬫᬭ᭄ᬤᬾᬓᬢᬸᬃᬫᬤᬸᬯᬾᬓᬳᬸᬢ᭄ᬢᬫᬳᬦ᭄ᬮᬦ᭄ᬳᬓ᭄ᬳᬓ᭄ᬲᬦᬾᬧᬢᭂᬄ᭟<text:line-break/>ᬲᬫᬶᬓᬮᬸᬕ᭄ᬭᬵᬳᬶᬦ᭄ᬧᬧᬶᬦᭂᬄᬮᬦ᭄ᬳᬶᬤᭂᬧ᭄ᬢᬸᬃᬫᬗ᭄ᬤᬦᬾᬧᬥᬫᬲᬯᬶᬢ᭄ᬭᬫᭂᬮᬭᬧᬦ᭄ᬲᭂᬫᬗᬢ᭄ᬧᬓᬸᬮᬯᬭ᭄ᬕᬳᬦ᭄᭟</text:p>
      <text:p text:style-name="P2">ban.bsd.bha.01.gt.txt</text:p>
      <text:p text:style-name="P6">s* ]URÿ mÉih yjñ r&amp; smr mhëni hil\nik* pR*ÿ muk,</text:p>
      <text:p text:style-name="P5"><text:soft-page-break/>lùLÿ k)mã\ur s)krÓji niek]ni\ri p)jh&amp; rxo\áx, OoRÿÅn&amp; rtu Mÿti wùj nir, kuxÒ nir ngrn&amp; musu; g)s%,</text:p>
      <text:p text:style-name="P6">Sÿhitêo huti t)xÒs&amp; ripu kPÿ)k nirq nik su]Éem\ál&gt;</text:p>
      <text:p text:style-name="P4">ban.nsb.bha.01.gt.txt</text:p>
      <text:p text:style-name="P1">ᬲᬂᬰᬹᬭᬵᬫ᭄ᬭᬶᬳᬬᬚ᭄ᬜᬭᬶᬂᬲᬫᬭᬫᬳ᭄ᬬᬸᬦᬶᬳᬶᬮᬗᬦᬶᬓᬂᬧᬭᬵᬂᬫᬸᬓ᭞</text:p>
      <text:p text:style-name="P1">ᬮᬷᬮᬵᬓᭂᬫ᭄ᬩᬗᬸᬭᬲᭂᬓᬭ᭄ᬢᬚᬶᬦᬶᬓᬾᬰᬦᬶᬗᬭᬶᬧᭂᬚᬳᬶᬂᬭᬡᬵᬗ᭄ᬕᬡ᭞ᬒᬭ᭄ᬡᬵᬦᬶᬂᬭᬢᬸᬫᬵᬢᬶᬯᬷᬚᬦᬶᬭ᭞ᬓᬸᬡ᭄ᬥᬦᬶᬭᬦᬕᬭᬦᬶᬂᬫᬸᬲᬸᬄᬕᭂᬲᭂᬂ᭞</text:p>
      <text:p text:style-name="P1">ᬲᬵᬳᬶᬢ᭄ᬬᬵᬳᬸᬢᬶᬢᭂᬡ᭄ᬥᬲᬶᬂᬭᬶᬧᬸᬓᬧᭃᬓᬦᬶᬭᬣᬦᬶᬓᬲᬸᬰ᭄ᬭᬫᬾᬗ᭄ᬕᬮ᭛</text:p>
      <text:p text:style-name="P1"/>
      <text:p text:style-name="P18"><text:span text:style-name="T3">ban.bsd.bab.13.gt.txt</text:span></text:p>
      <text:p text:style-name="P10"><text:span text:style-name="T1">b* p)mã\unnÑehr; bli</text:span></text:p>
      <text:p text:style-name="P10"><text:span text:style-name="T1">eb,ep,ed,bli</text:span></text:p>
      <text:p text:style-name="P10"><text:span text:style-name="T1">b,p),d,bli</text:span></text:p>
      <text:p text:style-name="P10"><text:span text:style-name="T1">b,p,d,bli</text:span></text:p>
      <text:p text:style-name="P8"><text:span text:style-name="T2">ban.nsb.bab.13.gt.txt</text:span></text:p>
      <text:p text:style-name="P11"><text:span text:style-name="T6">ᬩᬂᬂᬧᭂ</text:span><text:span text:style-name="T8">ᬫ᭄ᬩᬗᬸᬦᬦ᭄ᬤᬳᬾᬭᬄᬩᬮᬶ</text:span></text:p>
      <text:p text:style-name="P12"><text:span text:style-name="T8">ᬩᬾ᭞ᬧᬾ᭞ᬤᬾ᭞ᬩᬮᬶ</text:span></text:p>
      <text:p text:style-name="P12"><text:span text:style-name="T8">ᬩ᭞ᬧᭂ᭞ᬤ᭞ᬩᬮᬶ</text:span></text:p>
      <text:p text:style-name="P12"><text:span text:style-name="T8">ᬩ᭞ᬧ᭞ᬤ᭞ᬩᬮᬶ</text:span></text:p>
      <text:p text:style-name="P13"><text:span text:style-name="T2">ban.bsd.bab.14.gt.txt</text:span></text:p>
      <text:p text:style-name="P10"><text:span text:style-name="T1">hek;</text:span><text:span text:style-name="T5"> </text:span><text:span text:style-name="T1">Ák×ren,</text:span><text:span text:style-name="T5"> </text:span><text:span text:style-name="T1">47,</text:span><text:span text:style-name="T5"> </text:span><text:span text:style-name="T1">lÙ^</text:span><text:span text:style-name="T5"> </text:span><text:span text:style-name="T1">hipun/:</text:span><text:span text:style-name="T5"> </text:span><text:span text:style-name="T1">Ák×r</text:span><text:span text:style-name="T5"> </text:span><text:span text:style-name="T1">sÙr,</text:span><text:span text:style-name="T5"> </text:span><text:span text:style-name="T1">14,</text:span><text:span text:style-name="T5"> </text:span><text:span text:style-name="T1">Ák×r</text:span></text:p>
      <text:p text:style-name="P10"><text:soft-page-break/><text:span text:style-name="T1">wêzén,</text:span><text:span text:style-name="T5"> </text:span><text:span text:style-name="T1">33,</text:span><text:span text:style-name="T5"> </text:span><text:span text:style-name="T1">Ák×r</text:span><text:span text:style-name="T5"> </text:span><text:span text:style-name="T1">sÙr</text:span><text:span text:style-name="T5"> </text:span><text:span text:style-name="T1">punik</text:span><text:span text:style-name="T5"> </text:span><text:span text:style-name="T1">tò(</text:span><text:span text:style-name="T5"> </text:span><text:span text:style-name="T1">dedosæ\e\ásÙr,</text:span><text:span text:style-name="T5"> </text:span><text:span text:style-name="T1">tu(</text:span><text:span text:style-name="T5"> </text:span><text:span text:style-name="T1">m</text:span></text:p>
      <text:p text:style-name="P10"><text:span text:style-name="T1">dÊew</text:span><text:span text:style-name="T5"> </text:span><text:span text:style-name="T1">sÙr</text:span><text:span text:style-name="T5"> </text:span><text:span text:style-name="T1">kkli;,</text:span><text:span text:style-name="T5"> </text:span><text:span text:style-name="T1">kwo[Õnin/:</text:span><text:span text:style-name="T5"> </text:span><text:span text:style-name="T1">sÙr</text:span><text:span text:style-name="T5"> </text:span><text:span text:style-name="T1">hÊsÙ</text:span><text:span text:style-name="T5"> </text:span><text:span text:style-name="T1">miw;</text:span><text:span text:style-name="T5"> </text:span><text:span text:style-name="T1">d!f.</text:span></text:p>
      <text:p text:style-name="P8"><text:span text:style-name="T2">ban.bsd.bab.14.gt.txt</text:span></text:p>
      <text:p text:style-name="P9">ᬳᬓᬾᬄᬅᬓ᭄ᬱᬭᬦᬾ᭞᭔᭗᭞ᬮ᭄ᬯᬶᬃᬳᬶᬧᬸᬦ᭄᭝ᬅᬓ᭄ᬱᬭᬲ᭄ᬯᬭ᭞᭑᭔᭞ᬅᬓ᭄ᬱᬭ</text:p>
      <text:p text:style-name="P9">ᬯ᭄ᬬᬜ᭄ᬚᬦ᭞᭓᭓᭞ᬅᬓ᭄ᬱᬭᬲ᭄ᬯᬭᬧᬸᬦᬶᬓᬢᬍᬃᬤᬤᭀᬲ᭄ᬧᬗᬗ᭄ᬕᬾᬲ᭄ᬯᬭ᭞ᬢᬸᬃᬫ</text:p>
      <text:p text:style-name="P9">ᬤᬺᬯᬾᬲ᭄ᬯᬭᬓᬓᬮᬶᬄ᭞ᬓᬯᬵᬱ᭄ᬝᬦᬶᬦ᭄᭝ᬲ᭄ᬯᬭᬳᬺᬲ᭄ᬯᬫᬶᬯᬄᬤᬶᬀᬃᬖ᭟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Bali Simbar DJ" svg:font-family="'Bali Simbar DJ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erif Balinese" svg:font-family="'Noto Serif Balines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09:39:20.797000000</meta:creation-date>
    <dc:date>2020-04-02T16:49:05.862000000</dc:date>
    <meta:editing-duration>PT1H58M44S</meta:editing-duration>
    <meta:editing-cycles>12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31" meta:word-count="202" meta:character-count="1020" meta:non-whitespace-character-count="999"/>
  </office:meta>
</office:document-meta>
</file>